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4pt" officeooo:rsid="00206844" officeooo:paragraph-rsid="00206844" style:font-size-asian="21pt" style:font-size-complex="24pt"/>
    </style:style>
    <style:style style:name="P2" style:family="paragraph" style:parent-style-name="Standard">
      <style:paragraph-properties fo:line-height="200%" fo:text-align="center" style:justify-single-word="false">
        <style:tab-stops>
          <style:tab-stop style:position="2.3543in"/>
        </style:tab-stops>
      </style:paragraph-properties>
      <style:text-properties fo:font-size="18pt" officeooo:rsid="00206844" officeooo:paragraph-rsid="00206844" style:font-size-asian="15.75pt" style:font-size-complex="18pt"/>
    </style:style>
    <style:style style:name="P3" style:family="paragraph" style:parent-style-name="Standard">
      <style:paragraph-properties fo:line-height="200%" fo:text-align="center" style:justify-single-word="false"/>
      <style:text-properties style:font-name="Liberation Serif" fo:font-size="12pt" fo:font-weight="bold" officeooo:rsid="003019fe" officeooo:paragraph-rsid="003019fe" style:font-size-asian="12pt" style:font-weight-asian="bold" style:font-size-complex="12pt" style:font-weight-complex="bold"/>
    </style:style>
    <style:style style:name="P4" style:family="paragraph" style:parent-style-name="Standard">
      <style:paragraph-properties fo:line-height="200%"/>
      <style:text-properties style:font-name="Liberation Serif" fo:font-size="12pt" officeooo:paragraph-rsid="00420064" style:font-size-asian="12pt" style:font-size-complex="12pt"/>
    </style:style>
    <style:style style:name="P5" style:family="paragraph" style:parent-style-name="Standard">
      <style:paragraph-properties fo:line-height="200%" fo:text-align="start" style:justify-single-word="false"/>
      <style:text-properties style:font-name="Liberation Serif" fo:font-size="12pt" fo:font-weight="normal" officeooo:rsid="0036a431" officeooo:paragraph-rsid="0036a431" style:font-size-asian="12pt" style:font-weight-asian="normal" style:font-size-complex="12pt" style:font-weight-complex="normal"/>
    </style:style>
    <style:style style:name="P6" style:family="paragraph" style:parent-style-name="Standard">
      <style:paragraph-properties fo:line-height="200%"/>
      <style:text-properties style:font-name="Liberation Serif" fo:font-size="12pt" fo:font-weight="normal" officeooo:rsid="0036a431" officeooo:paragraph-rsid="003019fe" style:font-size-asian="12pt" style:font-weight-asian="normal" style:font-size-complex="12pt" style:font-weight-complex="normal"/>
    </style:style>
    <style:style style:name="P7" style:family="paragraph" style:parent-style-name="Text_20_body">
      <style:paragraph-properties fo:line-height="200%" fo:text-align="center" style:justify-single-word="false"/>
      <style:text-properties fo:font-variant="normal" fo:text-transform="none" fo:color="#000000" style:text-line-through-style="none" style:font-name="Liberation Serif" fo:font-size="11.25pt" fo:font-style="normal" style:text-underline-style="none" fo:font-weight="bold" officeooo:rsid="002b4604" officeooo:paragraph-rsid="002b4604" style:text-blinking="false" fo:background-color="transparent" style:font-weight-asian="bold" style:font-weight-complex="bold"/>
    </style:style>
    <style:style style:name="P8" style:family="paragraph" style:parent-style-name="Text_20_body">
      <style:paragraph-properties fo:line-height="200%" fo:text-align="start" style:justify-single-word="false"/>
      <style:text-properties fo:font-variant="normal" fo:text-transform="none" fo:color="#000000" style:text-line-through-style="none" style:font-name="Liberation Serif" fo:font-size="12pt" fo:font-style="normal" style:text-underline-style="none" fo:font-weight="normal" officeooo:rsid="0036a431" officeooo:paragraph-rsid="0036a431" style:text-blinking="false" fo:background-color="transparent" style:font-size-asian="12pt" style:font-weight-asian="normal" style:font-size-complex="12pt" style:font-weight-complex="normal"/>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paragraph-properties fo:line-height="200%"/>
      <style:text-properties style:font-name="Liberation Serif" fo:font-size="12pt" officeooo:paragraph-rsid="002addb3" style:font-size-asian="12pt" style:font-size-complex="12pt"/>
    </style:style>
    <style:style style:name="P11" style:family="paragraph" style:parent-style-name="Standard">
      <style:paragraph-properties fo:line-height="200%" fo:text-align="center" style:justify-single-word="false" fo:break-before="page"/>
      <style:text-properties style:font-name="Liberation Serif" fo:font-size="12pt" fo:font-weight="bold" officeooo:rsid="003019fe" officeooo:paragraph-rsid="003019fe" style:font-size-asian="12pt" style:font-weight-asian="bold" style:font-size-complex="12pt" style:font-weight-complex="bold"/>
    </style:style>
    <style:style style:name="P12" style:family="paragraph" style:parent-style-name="Standard">
      <style:paragraph-properties fo:line-height="200%" fo:text-align="center" style:justify-single-word="false" fo:break-before="page"/>
      <style:text-properties style:font-name="Liberation Serif" fo:font-size="12pt" fo:font-weight="bold" officeooo:rsid="0036a431" officeooo:paragraph-rsid="0036a431" style:font-size-asian="12pt" style:font-weight-asian="bold" style:font-size-complex="12pt" style:font-weight-complex="bold"/>
    </style:style>
    <style:style style:name="P13" style:family="paragraph" style:parent-style-name="Standard">
      <style:paragraph-properties fo:line-height="200%" fo:text-align="center" style:justify-single-word="false" fo:break-before="page"/>
      <style:text-properties style:font-name="Liberation Serif" fo:font-size="12pt" officeooo:rsid="0036a431" officeooo:paragraph-rsid="0036a431" style:font-size-asian="12pt" style:font-size-complex="12pt"/>
    </style:style>
    <style:style style:name="P14" style:family="paragraph" style:parent-style-name="Standard">
      <style:paragraph-properties fo:line-height="200%" fo:text-align="center" style:justify-single-word="false" fo:break-before="page"/>
      <style:text-properties style:font-name="Liberation Serif" fo:font-size="12pt" officeooo:rsid="001f95db" officeooo:paragraph-rsid="003019fe" style:font-size-asian="12pt" style:font-size-complex="12pt"/>
    </style:style>
    <style:style style:name="P15" style:family="paragraph" style:parent-style-name="Text_20_body">
      <style:paragraph-properties fo:line-height="200%" fo:text-align="center" style:justify-single-word="false" fo:break-before="page"/>
      <style:text-properties fo:font-variant="normal" fo:text-transform="none" fo:color="#000000" style:text-line-through-style="none" style:font-name="Liberation Serif" fo:font-size="12pt" fo:font-style="normal" style:text-underline-style="none" fo:font-weight="bold" officeooo:rsid="002b4604" officeooo:paragraph-rsid="002b4604" style:text-blinking="false" fo:background-color="transparent" style:font-size-asian="12pt" style:font-weight-asian="bold" style:font-size-complex="12pt" style:font-weight-complex="bold"/>
    </style:style>
    <style:style style:name="P16"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style:text-underline-style="none" style:text-blinking="false" fo:background-color="transparent" style:font-size-asian="12pt" style:font-size-complex="12pt"/>
    </style:style>
    <style:style style:name="P17"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style:text-underline-style="none" officeooo:paragraph-rsid="00420064" style:text-blinking="false" fo:background-color="transparent" style:font-size-asian="12pt" style:font-size-complex="12pt"/>
    </style:style>
    <style:style style:name="P18"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in" fo:margin-bottom="0in" style:contextual-spacing="false" fo:line-height="200%" fo:text-align="center" style:justify-single-word="false" style:writing-mode="lr-tb"/>
      <style:text-properties style:font-name="Liberation Serif" fo:font-size="12pt" style:font-size-asian="12pt" style:font-size-complex="12pt"/>
    </style:style>
    <style:style style:name="P20" style:family="paragraph" style:parent-style-name="Text_20_body">
      <style:paragraph-properties fo:margin-left="0in" fo:margin-right="0in" fo:margin-top="0in" fo:margin-bottom="0in" style:contextual-spacing="false" fo:line-height="200%" fo:text-indent="0.5in" style:auto-text-indent="false"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Standard">
      <style:paragraph-properties fo:line-height="200%"/>
      <style:text-properties style:font-name="Liberation Serif" fo:font-size="12pt" officeooo:rsid="00265102" officeooo:paragraph-rsid="00265102" style:font-size-asian="12pt" style:font-size-complex="12pt"/>
    </style:style>
    <style:style style:name="P22" style:family="paragraph" style:parent-style-name="Standard">
      <style:paragraph-properties fo:line-height="200%" fo:text-align="start" style:justify-single-word="false"/>
      <style:text-properties style:font-name="Liberation Serif" fo:font-size="12pt" officeooo:paragraph-rsid="00457b71" style:font-size-asian="12pt" style:font-size-complex="12pt"/>
    </style:style>
    <style:style style:name="P23" style:family="paragraph" style:parent-style-name="Standard">
      <style:paragraph-properties fo:line-height="200%" fo:text-align="start" style:justify-single-word="false"/>
      <style:text-properties fo:font-variant="normal" fo:text-transform="none" fo:color="#000000" style:text-line-through-style="none" style:font-name="Liberation Serif" fo:font-size="12pt" fo:font-style="normal" style:text-underline-style="none" fo:font-weight="normal" officeooo:rsid="003019fe" officeooo:paragraph-rsid="00329861" style:text-blinking="false" fo:background-color="transparent" style:font-size-asian="12pt" style:font-size-complex="12pt"/>
    </style:style>
    <style:style style:name="P24" style:family="paragraph" style:parent-style-name="Text_20_body">
      <style:paragraph-properties fo:line-height="200%" fo:text-align="start" style:justify-single-word="false"/>
      <style:text-properties fo:font-variant="normal" fo:text-transform="none" fo:color="#000000" style:text-line-through-style="none" style:font-name="Liberation Serif" fo:font-size="12pt" fo:font-style="normal" style:text-underline-style="none" fo:font-weight="normal" officeooo:rsid="0036a431" officeooo:paragraph-rsid="00457b71" style:text-blinking="false" fo:background-color="transparent" style:font-size-asian="12pt" style:font-weight-asian="normal" style:font-size-complex="12pt" style:font-weight-complex="normal"/>
    </style:style>
    <style:style style:name="P25" style:family="paragraph" style:parent-style-name="Text_20_body">
      <style:paragraph-properties fo:line-height="200%"/>
      <style:text-properties fo:font-variant="normal" fo:text-transform="none" fo:color="#000000" style:text-line-through-style="none" style:font-name="Liberation Serif" fo:font-size="12pt" fo:font-style="normal" style:text-underline-style="none" fo:font-weight="normal" officeooo:rsid="0036a431" officeooo:paragraph-rsid="004780d9" style:text-blinking="false" fo:background-color="transparent" style:font-size-asian="12pt" style:font-weight-asian="normal" style:font-size-complex="12pt" style:font-weight-complex="normal"/>
    </style:style>
    <style:style style:name="P26"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style:font-name="Liberation Serif" fo:font-size="10pt" officeooo:paragraph-rsid="0040ea22" style:font-size-asian="10pt" style:font-size-complex="10pt"/>
    </style:style>
    <style:style style:name="P27"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officeooo:rsid="0040ea22" officeooo:paragraph-rsid="0040ea22" style:text-blinking="false" fo:background-color="transparent" style:font-size-asian="10pt" style:font-size-complex="10pt"/>
    </style:style>
    <style:style style:name="P28"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officeooo:rsid="0040ea22" officeooo:paragraph-rsid="004780d9" style:text-blinking="false" fo:background-color="transparent" style:font-size-asian="10pt" style:font-size-complex="10pt"/>
    </style:style>
    <style:style style:name="P29"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officeooo:rsid="0040ea22" officeooo:paragraph-rsid="00479ffd" style:text-blinking="false" fo:background-color="transparent" style:font-size-asian="10pt" style:font-size-complex="10pt"/>
    </style:style>
    <style:style style:name="P30" style:family="paragraph" style:parent-style-name="Text_20_body" style:list-style-name="L1">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Liberation Serif" fo:font-size="10pt" style:text-underline-style="none" officeooo:paragraph-rsid="00479ffd" style:text-blinking="false" fo:background-color="transparent" style:font-size-asian="10pt" style:font-size-complex="10pt"/>
    </style:style>
    <style:style style:name="P31"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style:font-size-asian="12pt" style:font-size-complex="12pt"/>
    </style:style>
    <style:style style:name="P33"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fo:font-variant="normal" fo:text-transform="none" fo:color="#000000" style:text-line-through-style="none" style:font-name="Liberation Serif" fo:font-size="12pt" style:text-underline-style="none" style:text-blinking="false" fo:background-color="transparent" style:font-size-asian="12pt" style:font-size-complex="12pt"/>
    </style:style>
    <style:style style:name="P34" style:family="paragraph" style:parent-style-name="Text_20_body" style:list-style-name="L1">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Liberation Serif" fo:font-size="12pt" style:text-underline-style="none" style:text-blinking="false" fo:background-color="transparent" style:font-size-asian="12pt" style:font-size-complex="12pt"/>
    </style:style>
    <style:style style:name="P35" style:family="paragraph" style:parent-style-name="Text_20_body" style:list-style-name="L1">
      <style:paragraph-properties fo:margin-top="0in" fo:margin-bottom="0in" style:contextual-spacing="false" fo:line-height="200%" fo:background-color="transparent" style:writing-mode="lr-tb">
        <style:background-image/>
      </style:paragraph-properties>
      <style:text-properties officeooo:paragraph-rsid="0040ea22"/>
    </style:style>
    <style:style style:name="P36"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fo:font-style="normal" style:text-underline-style="none" fo:font-weight="normal" officeooo:paragraph-rsid="0043b305" style:text-blinking="false" fo:background-color="transparent" style:font-size-asian="12pt" style:font-size-complex="12pt"/>
    </style:style>
    <style:style style:name="P38"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style:text-underline-style="none" officeooo:paragraph-rsid="0043b305" style:text-blinking="false" fo:background-color="transparent" style:font-size-asian="12pt" style:font-size-complex="12pt"/>
    </style:style>
    <style:style style:name="P39"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Liberation Serif" fo:font-size="12pt" style:text-underline-style="none" officeooo:paragraph-rsid="00457b71" style:text-blinking="false" fo:background-color="transparent" style:font-size-asian="12pt" style:font-size-complex="12pt"/>
    </style:style>
    <style:style style:name="P40" style:family="paragraph" style:parent-style-name="Text_20_body">
      <style:paragraph-properties fo:margin-top="0in" fo:margin-bottom="0in" style:contextual-spacing="false" fo:line-height="200%" style:writing-mode="lr-tb"/>
      <style:text-properties style:font-name="Liberation Serif" fo:font-size="12pt" officeooo:paragraph-rsid="0043b305" style:font-size-asian="12pt" style:font-size-complex="12pt"/>
    </style:style>
    <style:style style:name="P41" style:family="paragraph" style:parent-style-name="Text_20_body">
      <style:paragraph-properties fo:margin-top="0in" fo:margin-bottom="0in" style:contextual-spacing="false" fo:line-height="200%" style:writing-mode="lr-tb"/>
      <style:text-properties style:font-name="Liberation Serif" fo:font-size="12pt" fo:font-weight="normal" officeooo:paragraph-rsid="00457b71" style:font-size-asian="12pt" style:font-size-complex="12pt"/>
    </style:style>
    <style:style style:name="P42" style:family="paragraph" style:parent-style-name="Text_20_body">
      <style:paragraph-properties fo:margin-top="0in" fo:margin-bottom="0in" style:contextual-spacing="false" fo:line-height="200%" fo:text-align="center" style:justify-single-word="false" fo:break-before="page" style:writing-mode="lr-tb"/>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size-complex="12pt"/>
    </style:style>
    <style:style style:name="P43" style:family="paragraph" style:parent-style-name="Text_20_body">
      <style:paragraph-properties fo:margin-left="0in" fo:margin-right="0in" fo:margin-top="0in" fo:margin-bottom="0in" style:contextual-spacing="false" fo:line-height="200%" fo:text-indent="0.5in" style:auto-text-indent="false" style:writing-mode="lr-tb"/>
      <style:text-properties fo:font-variant="normal" fo:text-transform="none" fo:color="#000000" style:text-line-through-style="none" style:font-name="Liberation Serif" fo:font-size="12pt" fo:font-style="normal" style:text-underline-style="none" fo:font-weight="normal" officeooo:paragraph-rsid="00457b71" style:text-blinking="false" fo:background-color="transparent" style:font-size-asian="12pt" style:font-size-complex="12pt"/>
    </style:style>
    <style:style style:name="T1" style:family="text">
      <style:text-properties officeooo:rsid="00265102"/>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officeooo:rsid="003019fe" style:text-blinking="false" fo:background-color="transparent"/>
    </style:style>
    <style:style style:name="T4" style:family="text">
      <style:text-properties fo:font-variant="normal" fo:text-transform="none" fo:color="#000000" style:text-line-through-style="none" fo:font-style="normal" style:text-underline-style="none" fo:font-weight="normal" officeooo:rsid="001f95db"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addb3"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65102"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3e8b9d" style:text-blinking="false" fo:background-color="transparent"/>
    </style:style>
    <style:style style:name="T8" style:family="text">
      <style:text-properties fo:font-variant="normal" fo:text-transform="none" fo:color="#000000" style:text-line-through-style="none" fo:font-style="normal" style:text-underline-style="none" fo:font-weight="normal" officeooo:rsid="0040485f" style:text-blinking="false" fo:background-color="transparent"/>
    </style:style>
    <style:style style:name="T9" style:family="text">
      <style:text-properties fo:font-variant="normal" fo:text-transform="none" fo:color="#000000" style:text-line-through-style="none" fo:font-style="normal" style:text-underline-style="none" fo:font-weight="normal" officeooo:rsid="0040ea22" style:text-blinking="false" fo:background-color="transparent"/>
    </style:style>
    <style:style style:name="T10" style:family="text">
      <style:text-properties fo:font-variant="normal" fo:text-transform="none" fo:color="#000000" style:text-line-through-style="none" fo:font-style="normal" style:text-underline-style="none" fo:font-weight="normal" officeooo:rsid="0040ea22" style:text-blinking="false" fo:background-color="transparent" style:font-style-asian="normal" style:font-style-complex="normal"/>
    </style:style>
    <style:style style:name="T11" style:family="text">
      <style:text-properties fo:font-variant="normal" fo:text-transform="none" fo:color="#000000" style:text-line-through-style="none" fo:font-style="normal" style:text-underline-style="none" fo:font-weight="normal" officeooo:rsid="0043b305" style:text-blinking="false" fo:background-color="transparent"/>
    </style:style>
    <style:style style:name="T12" style:family="text">
      <style:text-properties fo:font-variant="normal" fo:text-transform="none" fo:color="#000000" style:text-line-through-style="none" fo:font-style="normal" style:text-underline-style="none" fo:font-weight="normal" officeooo:rsid="00457b71" style:text-blinking="false" fo:background-color="transparent"/>
    </style:style>
    <style:style style:name="T13" style:family="text">
      <style:text-properties fo:font-variant="normal" fo:text-transform="none" fo:color="#000000" style:text-line-through-style="none" fo:font-style="normal" style:text-underline-style="none" fo:font-weight="bold" style:text-blinking="false" fo:background-color="transparent"/>
    </style:style>
    <style:style style:name="T14" style:family="text">
      <style:text-properties fo:font-variant="normal" fo:text-transform="none" fo:color="#000000" style:text-line-through-style="none" fo:font-style="normal" style:text-underline-style="none" style:text-blinking="false" fo:background-color="transparent"/>
    </style:style>
    <style:style style:name="T15" style:family="text">
      <style:text-properties fo:font-variant="normal" fo:text-transform="none" fo:color="#000000" style:text-line-through-style="none" fo:font-style="normal" style:text-underline-style="none" officeooo:rsid="00457b71" style:text-blinking="false" fo:background-color="transparent"/>
    </style:style>
    <style:style style:name="T16" style:family="text">
      <style:text-properties fo:font-variant="normal" fo:text-transform="none" fo:color="#000000" style:text-line-through-style="none" style:font-name="Liberation Serif" fo:font-size="12pt" fo:font-style="normal" style:text-underline-style="none" fo:font-weight="normal" officeooo:rsid="0040ea22" style:text-blinking="false" fo:background-color="transparent" style:font-size-asian="12pt" style:font-size-complex="12pt"/>
    </style:style>
    <style:style style:name="T17" style:family="text">
      <style:text-properties fo:font-variant="normal" fo:text-transform="none" fo:color="#000000" style:text-line-through-style="none" style:font-name="Liberation Serif" fo:font-size="12pt" fo:font-style="normal" style:text-underline-style="none" fo:font-weight="normal" officeooo:rsid="0040ea22" style:text-blinking="false" fo:background-color="transparent" style:font-size-asian="12pt" style:font-style-asian="normal" style:font-size-complex="12pt" style:font-style-complex="normal"/>
    </style:style>
    <style:style style:name="T18" style:family="text">
      <style:text-properties fo:font-variant="normal" fo:text-transform="none" fo:color="#000000" style:text-line-through-style="none" style:font-name="Liberation Serif" fo:font-size="12pt" fo:font-style="italic" style:text-underline-style="none" fo:font-weight="normal" officeooo:rsid="0040ea22" style:text-blinking="false" fo:background-color="transparent" style:font-size-asian="12pt" style:font-style-asian="italic" style:font-size-complex="12pt" style:font-style-complex="italic"/>
    </style:style>
    <style:style style:name="T19" style:family="text">
      <style:text-properties fo:font-variant="normal" fo:text-transform="none" fo:color="#000000" style:text-line-through-style="none" style:text-position="super 58%" style:font-name="Liberation Serif" fo:font-size="12pt" fo:font-style="normal" style:text-underline-style="none" fo:font-weight="normal" officeooo:rsid="0040ea22" style:text-blinking="false" fo:background-color="transparent" style:font-size-asian="12pt" style:font-style-asian="normal" style:font-size-complex="12pt" style:font-style-complex="normal"/>
    </style:style>
    <style:style style:name="T20" style:family="text">
      <style:text-properties fo:font-variant="normal" fo:text-transform="none" fo:color="#000000" style:text-line-through-style="none" style:text-position="super 58%" fo:font-style="normal" style:text-underline-style="none" fo:font-weight="normal" officeooo:rsid="0040ea22" style:text-blinking="false" fo:background-color="transparent" style:font-style-asian="normal" style:font-style-complex="normal"/>
    </style:style>
    <style:style style:name="T21" style:family="text">
      <style:text-properties fo:font-variant="normal" fo:text-transform="none" fo:color="#000000" style:text-line-through-style="none" fo:font-style="italic" style:text-underline-style="none" fo:font-weight="normal" officeooo:rsid="0040ea22" style:text-blinking="false" fo:background-color="transparent" style:font-style-asian="italic" style:font-style-complex="italic"/>
    </style:style>
    <style:style style:name="T22" style:family="text">
      <style:text-properties officeooo:rsid="003019fe"/>
    </style:style>
    <style:style style:name="T23" style:family="text">
      <style:text-properties fo:font-weight="bold" style:font-weight-asian="bold" style:font-weight-complex="bold"/>
    </style:style>
    <style:style style:name="T24" style:family="text">
      <style:text-properties fo:font-weight="bold" officeooo:rsid="003019fe" style:font-weight-asian="bold" style:font-weight-complex="bold"/>
    </style:style>
    <style:style style:name="T25" style:family="text">
      <style:text-properties fo:font-style="normal" fo:font-weight="normal"/>
    </style:style>
    <style:style style:name="T26" style:family="text">
      <style:text-properties fo:font-style="normal" fo:font-weight="normal" officeooo:rsid="00265102"/>
    </style:style>
    <style:style style:name="T27" style:family="text">
      <style:text-properties fo:background-color="transparent"/>
    </style:style>
    <style:style style:name="T28" style:family="text">
      <style:text-properties fo:font-style="italic" fo:background-color="transparent"/>
    </style:style>
    <style:style style:name="T29" style:family="text">
      <style:text-properties officeooo:rsid="001f95db"/>
    </style:style>
    <style:style style:name="T30" style:family="text">
      <style:text-properties officeooo:rsid="0040ea22"/>
    </style:style>
    <style:style style:name="T31" style:family="text">
      <style:text-properties officeooo:rsid="0043cde7"/>
    </style:style>
    <style:style style:name="T32" style:family="text">
      <style:text-properties officeooo:rsid="00457b71"/>
    </style:style>
    <style:style style:name="T33" style:family="text">
      <style:text-properties officeooo:rsid="00475871"/>
    </style:style>
    <style:style style:name="T34" style:family="text">
      <style:text-properties officeooo:rsid="004780d9"/>
    </style:style>
    <style:style style:name="T35" style:family="text">
      <style:text-properties officeooo:rsid="00479ff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ing Mozilla Open Badges through enhancing Lemonade Stand on OLPC XO laptops</text:p>
      <text:p text:style-name="P2">Fernando Ellis, Ian Furry, Ryan Stush, David Wilson</text:p>
      <text:p text:style-name="P7"/>
      <text:p text:style-name="P15">Abstract</text:p>
      <text:p text:style-name="P10"><text:bookmark text:name="docs-internal-guid-65059133-6101-a7e6-73e1-5b5124368c78"/><text:span text:style-name="T4"><text:tab/>As an RIT Summer Undergraduate Research Fellowship (SURF) team, we're tackling the challenge of implementing Mozilla Open Badges into activities on the XO Laptop of One Laptop Per Child. We are doing this in a modular way, so that our work can be integrated into other activities and games on the XO. </text:span><text:span text:style-name="T7">T</text:span><text:span text:style-name="T4">he XO's run a modified version of Fedora under the hood, </text:span><text:span text:style-name="T7">allowing us to</text:span><text:span text:style-name="T4"> leverag</text:span><text:span text:style-name="T7">e</text:span><text:span text:style-name="T4"> the same technology used by the FedBadges/FedMsg stack. </text:span><text:span text:style-name="T8">We will start working on the </text:span><text:span text:style-name="T5">badges infrastructure </text:span><text:span text:style-name="T8">by supplying badges for the program we will </text:span><text:span text:style-name="T5">be improving, Lemonade Stand. </text:span><text:span text:style-name="T8">Implemented by RIT students three years ago,</text:span><text:span text:style-name="T4"> Lemonade Stand teaches children basic business, microeconomic, and mathematical skills through the experience of running a virtual Lemonade stand. </text:span></text:p>
      <text:p text:style-name="P3"/>
      <text:p text:style-name="P11">Background Information</text:p>
      <text:p text:style-name="P4"><text:bookmark text:name="docs-internal-guid-62812c32-69ae-572e-c709-6fc9fa650dc4"/><text:span text:style-name="T6"><text:tab/>Mozilla, along with founding partners HASTAC and the MacArthur Foundation, combined funds and resources to start the Mozilla Open Badges project.</text:span><text:span text:style-name="T6"><text:note text:id="ftn1" text:note-class="footnote"><text:note-citation>1</text:note-citation><text:note-body><text:list xml:id="list1687032801" text:style-name="L1"><text:list-item><text:p text:style-name="P26"><text:span text:style-name="T9">Digital Media and Learning Competition, “</text:span><text:span text:style-name="T30">President Clinton Announces Commitment to Create New Pathways to College and Career Success Through Open Badges,</text:span><text:span text:style-name="T9">” </text:span><text:span text:style-name="T21">Hastac, </text:span><text:span text:style-name="T10">June 6</text:span><text:span text:style-name="T20">th</text:span><text:span text:style-name="T10">, 2013, accessed July 7</text:span><text:span text:style-name="T20">th</text:span><text:span text:style-name="T10">, 2013, www.hastac.org/news/president-clinton-announces-commitment-create-new-pathways-college-and-career-success-through-o.</text:span></text:p></text:list-item></text:list></text:note-body></text:note></text:span><text:span text:style-name="T6"> HASTAC was founded in 2002 by Cathy N. Davidson and David Theo Goldberg under the belief that whether or not the current structure of education is outdated, as technology increases humanity gradually becomes more digital, which in turn creates a rift between traditional learning and the representation of acquired skills.</text:span><text:span text:style-name="T6"><text:note text:id="ftn2" text:note-class="footnote"><text:note-citation>2</text:note-citation><text:note-body><text:list xml:id="list746934618" text:continue-numbering="true" text:style-name="L1"><text:list-item><text:p text:style-name="P28">“About HASTAC,” last modified July 10, 2012, www.hastac.org/about.</text:p></text:list-item></text:list></text:note-body></text:note></text:span><text:span text:style-name="T6"> To counter this, they stress an open source approach to defining a new, sustainable, and flexible approach to learning application and recognition to match the evolving field of education. This approach is based on the input of all 9150 members of HASTAC.</text:span><text:span text:style-name="T6"><text:note text:id="ftn3" text:note-class="footnote"><text:note-citation>3</text:note-citation><text:note-body><text:list xml:id="list2105649238" text:continue-numbering="true" text:style-name="L1"><text:list-item><text:p text:style-name="P28"><text:span text:style-name="T34">ibid.</text:span></text:p></text:list-item></text:list></text:note-body></text:note></text:span><text:span text:style-name="T6"> The information, events, and strategies on the site are posted by, commented on, and rated by a society of scholars dedicated to dissolve the border between the humanities and technology. The members of HASTAC hail from a variety of disciplines and degree levels, allowing for a broad plethora of viewpoints to consider as many points of view per subject considered as possible.</text:span></text:p>
      <text:p text:style-name="P17"><text:span text:style-name="T25"><text:tab/>The Macarthur Foundation, on the other hand, is more focused on human rights and effective institutions that lead towards the end goal of a more peaceful world.</text:span><text:span text:style-name="T26"><text:note text:id="ftn4" text:note-class="footnote"><text:note-citation>4</text:note-citation><text:note-body><text:list xml:id="list952072602" text:continue-numbering="true" text:style-name="L1"><text:list-item><text:p text:style-name="P28">“About the Macarthur Foundation,” http://www.macfound.org/about/.</text:p></text:list-item></text:list></text:note-body></text:note></text:span><text:span text:style-name="T25"> They believe in equality for all, in needs, qualifications, and experiences. As such, the introduction of badges as recognition for skills will provide just that. With everyone around the world able to show what they're capable of, badges can and will provide the recognition that would otherwise go </text:span><text:soft-page-break/><text:span text:style-name="T25">unrecognized by most employers, teachers, investors, and those in charge of scholarships, to name a few. Furthermore, the platform of open Badges expands the recognition of all the companies that use it, allowing broader outreach and greater effectiveness. So long as the Badges are used to their full potential of skill representation, people, companies, and organizations alike can benefit greatly from the service.</text:span></text:p>
      <text:p text:style-name="P17"><text:span text:style-name="T25"><text:tab/>The Mozilla open Badges project was created as a means of recognizing skills acquired outside the classroom.</text:span><text:span text:style-name="T26"><text:note text:id="ftn5" text:note-class="footnote"><text:note-citation>5</text:note-citation><text:note-body><text:list xml:id="list1527111208" text:continue-numbering="true" text:style-name="L1"><text:list-item><text:p text:style-name="P28">“Mozilla Open Badges wiki,” last modified 13:14 August 8, 2013, https://wiki.mozilla.org/Badges.</text:p></text:list-item></text:list></text:note-body></text:note></text:span><text:span text:style-name="T25"> One can find basic info about how badges work and what they represent at openbadges.org. Badges can be earned from many sources including job training, online learning, and volunteer programs. Once earned, badges are put on display in each user's “backpack” at backpack.openbadges.org.</text:span><text:span text:style-name="T26"><text:note text:id="ftn6" text:note-class="footnote"><text:note-citation>6</text:note-citation><text:note-body><text:list xml:id="list973610240" text:continue-numbering="true" text:style-name="L1"><text:list-item><text:p text:style-name="P29">“Mozilla Open Badges Backpack,” last modified April 4, 2012, https://backpack.openbadges.org/backpack/login.</text:p></text:list-item></text:list></text:note-body></text:note></text:span><text:span text:style-name="T25"> Links to one's backpack can be posted on an increasing number of social media sites, allowing for users to represent their accomplishments to future applications to jobs, colleges, user groups, and think tanks. Badges are open source software, allowing for any and all organizations to create, issue, and verify digital badges, and encouraging all users to earn, manage, and display their badges on an ever-expanding web. Badges are already backed and being awarded by NASA, the Smithsonian, Intel, the Girl Scouts and more.</text:span><text:span text:style-name="T26"><text:note text:id="ftn7" text:note-class="footnote"><text:note-citation>7</text:note-citation><text:note-body><text:list xml:id="list1746501599" text:continue-numbering="true" text:style-name="L1"><text:list-item><text:p text:style-name="P29"><text:span text:style-name="T35">“Mozilla Open Badges wiki.”</text:span></text:p></text:list-item></text:list></text:note-body></text:note></text:span></text:p>
      <text:p text:style-name="P38"><text:span text:style-name="T25"><text:tab/>The driving force behind the badges program is the potential for developments, and later improvement by programmers. Being an open source project, the underlying code of Mozilla's open badges is also able to be implemented and modified. The technical wiki provides information on getting started, links to the source code; staging, development, and production </text:span><text:soft-page-break/><text:span text:style-name="T25">environments; descriptions of the design architecture, examples of page rendering, and notes on front end development.</text:span><text:span text:style-name="T26"><text:note text:id="ftn0" text:note-class="footnote"><text:note-citation>8</text:note-citation><text:note-body><text:list xml:id="list546294873" text:continue-numbering="true" text:style-name="L1"><text:list-item><text:p text:style-name="P27">“<text:span text:style-name="T35">Mozilla Open Badges wiki”</text:span></text:p></text:list-item></text:list></text:note-body></text:note></text:span><text:span text:style-name="T25"> Having these tools accessible is key to creating a large community of driven developers eager to implement this system and keep it running. When working on the badges software, programmers not only guide the platform to provide the service it is made to do, but also can gain recognition themselves for being a part of the system, a task badge-worthy in of itself.</text:span></text:p>
      <text:p text:style-name="P40"><text:span text:style-name="T2"><text:tab/>Keeping the theme of open source tools, we were able to take advantage of an open source hardware from SugarLabs called the OLPC XO Laptop. SugarLabs is a company that develops and maintains an operating system inspired by the simplicity of mobile interaction, and made for children.</text:span><text:span text:style-name="T6"><text:note text:id="ftn8" text:note-class="footnote"><text:note-citation>9</text:note-citation><text:note-body><text:list xml:id="list1282886885" text:continue-numbering="true" text:style-name="L1"><text:list-item><text:p text:style-name="P30">“<text:span text:style-name="T25">Sugar Labs Wiki,” Last Modified 08:17 June 15, 2013, http://wiki.sugarlabs.org/go/Welcome_to_the_Sugar_Labs_wiki.</text:span></text:p></text:list-item></text:list></text:note-body></text:note></text:span><text:span text:style-name="T2"> The operating system, aptly named “The Sugar Learning Platform” or “sugar” , can be obtained through four methods. Since “sugar” is completely free, it is available for downloading </text:span><text:span text:style-name="T11">at http://wiki.sugarlabs.org/go/Sugar_on_a_Stick</text:span><text:span text:style-name="T2">. Next, it can be downloaded onto a digital storage device and built into a LIVE USB Drive manually. From this point you can run the operating system from your storage device instead of having sugar installed on your machine. A similar method is to purchase a premade LIVE USB from Sugarlabs’ website with the same process for running it. Lastly, the Sugar Learning Platform comes standard on the OLPC XO Laptop.</text:span></text:p>
      <text:p text:style-name="P37"><text:tab/>The One Laptop Per Child program originated within Sugarlabs with the mission of providing a powerful, low-cost, laptop for every child in schools around the world. Giving the tools and technology to other underdeveloped nations and countries allows the world to take small steps toward global equality.<text:span text:style-name="T1"><text:note text:id="ftn9" text:note-class="footnote"><text:note-citation>10</text:note-citation><text:note-body><text:list xml:id="list2164790951" text:continue-numbering="true" text:style-name="L1"><text:list-item><text:p text:style-name="P29">“One Laptop Per Child mission,” http://one.laptop.org/about/mission.</text:p></text:list-item></text:list></text:note-body></text:note></text:span> In January 2006, the United Nations pledged their support <text:soft-page-break/>of the One Laptop Per Child program. Due to this funding, OLPC was able to have a massive deployment to Uruguay as their first OLPC installation.<text:span text:style-name="T1"><text:note text:id="ftn10" text:note-class="footnote"><text:note-citation>11</text:note-citation><text:note-body><text:list xml:id="list1607337010" text:continue-numbering="true" text:style-name="L1"><text:list-item><text:p text:style-name="P29"><text:span text:style-name="T35">ibid.</text:span></text:p></text:list-item></text:list></text:note-body></text:note></text:span> Since then, deployments have been made to many different countries including Peru, Rwanda, Argentina, Haiti to name a few.<text:span text:style-name="T1"><text:note text:id="ftn11" text:note-class="footnote"><text:note-citation>12</text:note-citation><text:note-body><text:list xml:id="list1487325993" text:continue-numbering="true" text:style-name="L1"><text:list-item><text:p text:style-name="P29"><text:span text:style-name="T35">ibid.</text:span></text:p></text:list-item></text:list></text:note-body></text:note></text:span></text:p>
      <text:p text:style-name="P18"><text:tab/>Since these laptops are made to be Open Source, students and developers around the world work on improving the software and hardware that runs the OLPC program. Students who have the XO laptops can develop “activities” for their laptop. Activities are the lessons, games, and tools which run in sugar.</text:p>
      <text:p text:style-name="P21"/>
      <text:p text:style-name="P13"><text:span text:style-name="T23">Methodology-begi</text:span><text:span text:style-name="T23">nnings: understanding what is already in place</text:span></text:p>
      <text:p text:style-name="P22"><text:span text:style-name="T29"><text:tab/></text:span><text:span text:style-name="T31">One can view their badge backpack at backpack.openbadges.org</text:span><text:span text:style-name="T3">. Th</text:span><text:span text:style-name="T12">e badges c</text:span><text:span text:style-name="T3">an be uploaded to or featured on a series of websites to demonstrate one's level of skill/education in various fields.</text:span><text:span text:style-name="T6"><text:note text:id="ftn12" text:note-class="footnote"><text:note-citation>13</text:note-citation><text:note-body><text:list xml:id="list882701777" text:continue-numbering="true" text:style-name="L1"><text:list-item><text:p text:style-name="P27">“<text:span text:style-name="T35">Mozilla Open Badges Backpack”</text:span></text:p></text:list-item></text:list></text:note-body></text:note></text:span><text:span text:style-name="T3"> Each badge has its information on display; </text:span><text:span text:style-name="T11">i</text:span><text:span text:style-name="T3">ssuer details include the issuer Name, URL of the organization, and the name of the organization; Badge details include the badge name, a description of what the badge represents, and a link to the criteria one needed to accomplish to earn the badge; this information can be found for each badge by clicking on it.</text:span><text:span text:style-name="T6"><text:note text:id="ftn13" text:note-class="footnote"><text:note-citation>14</text:note-citation><text:note-body><text:list xml:id="list451571799" text:continue-numbering="true" text:style-name="L1"><text:list-item><text:p text:style-name="P29"><text:span text:style-name="T35">ibid.</text:span></text:p></text:list-item></text:list></text:note-body></text:note></text:span><text:span text:style-name="T3"> </text:span></text:p>
      <text:p text:style-name="P43">The game Lemonade Stand was implemented as an educational activity for the Sugar learning environment on the XO Laptops. Originally implemented by students at RIT, the game was designed to give players the vicarious experience of running a basic lemonade stand.<text:span text:style-name="T1"><text:note text:id="ftn14" text:note-class="footnote"><text:note-citation>15</text:note-citation><text:note-body><text:list xml:id="list970557420" text:continue-numbering="true" text:style-name="L1"><text:list-item><text:p text:style-name="P29">“Lemonade Stand Wiki,” Last Modified 13:48 August 12, 2011, http://wiki.sugarlabs.org/go/Lemonade_Stand.</text:p></text:list-item></text:list></text:note-body></text:note></text:span> Figure a is a state diagram of the game, representing the flow of gameplay.<text:span text:style-name="T1"><text:note text:id="ftn15" text:note-class="footnote"><text:note-citation>16</text:note-citation><text:note-body><text:list xml:id="list1398322296" text:continue-numbering="true" text:style-name="L1"><text:list-item><text:p text:style-name="P29"><text:span text:style-name="T35">ibid.</text:span></text:p></text:list-item></text:list></text:note-body></text:note></text:span> The game begins with a shop screen in which players chose amounts of new ingredients to purchase to be able to produce more lemonade. If the player chooses to buy more produce than they have money, they are given as much of each ingredient as money allows, from left to right (they are positioned sugar, lemons, cups). It was implemented in this way to mimic a shopping list, with items written first as being given priority in purchases. After making one’s purchase one is brought to a stand screen with information about how much lemonade sold, the weather of the day, and profit, which players must divide up as change. Change must be distributed in the largest coins possible for the game to continue. For example, a profit of $1.83 must be labeled as 1 dollar, 3 quarters, 1 <text:soft-page-break/>nickel, and 1 penny; an entry of 6 quarters, 3 dimes and 3 pennies, would be labeled as incorrect, even though the total amount is equal to $1.83. Lastly, a player is taken to the “end of day” state, which informs him of the total money made and cups sold again, one of three random positive events, and what the weather will be like the following day. The random positive events give the player a small amount of cups, lemons, or sugar. After the “end of day” state, the player is brought back to the shop, and the day starts again. From day to day, the only changing event is the weather, with hotter days providing the potential to sell all one’s lemonade, and cloudy days limiting the total sales possible. </text:p>
      <text:p text:style-name="P19"><text:span text:style-name="T13">Figure a</text:span><text:soft-page-break/><draw:frame draw:style-name="fr1" draw:name="graphics1" text:anchor-type="as-char" svg:width="6.4898in" svg:height="4.7602in" draw:z-index="0"><draw:image xlink:href="https://lh6.googleusercontent.com/hQrrynC9qpF7zDvq77mkpXo2eBeqLkvUHuGQBf3juR9eqfyEOBuaKihmGu9wReD6GAFt4Jy_Jj9qwGvNTisoPJ5OgTkD2kBDiMSwQ5wu0VDHeXS1uNe4Xuk6" xlink:type="simple" xlink:show="embed" xlink:actuate="onLoad"/></draw:frame></text:p>
      <text:p text:style-name="P39"><text:span text:style-name="T25"><text:tab/>Along with the set of educational programs developed by sugar labs, the XO laptops were designed to connect to a school server, or XS (XO Server), to manage classes of XO-equipped students as well as record the students metadata and connect them to the internet.</text:span><text:span text:style-name="T26"><text:note text:id="ftn16" text:note-class="footnote"><text:note-citation>17</text:note-citation><text:note-body><text:list xml:id="list406711306" text:continue-numbering="true" text:style-name="L1"><text:list-item><text:p text:style-name="P27">“<text:span text:style-name="T35">Sugar Labs wiki”</text:span></text:p></text:list-item></text:list></text:note-body></text:note></text:span><text:span text:style-name="T25"> The 00metadata contains records of the students Journals to allow for a schoolwide history of data all the students can connect to. The XS architecture was also designed to send data about which activities students are working on, and which activities students are having problems with. Through the school server, teachers could also post class and homework information online, allowing for all the students to visit this information anytime via the browse activity. This is done through a moodle website hosted on the school server.</text:span><text:span text:style-name="T26"><text:note text:id="ftn17" text:note-class="footnote"><text:note-citation>18</text:note-citation><text:note-body><text:list xml:id="list753544016" text:continue-numbering="true" text:style-name="L1"><text:list-item><text:p text:style-name="P29"><text:span text:style-name="T35">ibid.</text:span></text:p></text:list-item></text:list></text:note-body></text:note></text:span><text:span text:style-name="T25"> The XO laptops themselves can be </text:span><text:soft-page-break/><text:span text:style-name="T25">converted into school servers, through open source installation packages that are updated yearly. The XO laptops, along with their school server connectivity provided an interesting platform for Mozilla’s Open Badges.</text:span></text:p>
      <text:p text:style-name="P18"><text:tab/>Our original plan to implement badges was to be done through a school server, which, upon receiving metadata, would award badges to students based upon what they’ve accomplished within their activities and projects. The badges would be representative of their accomplishments, and can allow the children to show off what they have done. The images and details of the badges acquired could be stored locally on the XOs, which are lacking in hardware, and the school server could handle the more grueling task of keeping records of what is required for each badge, as well as maintain backups of student copies of each acquired badge. The requirements for badges could also be updated and patched regularly without the students needing to have their laptops process and install recent features and updates. Though school server software could be installed on an XO, it can be run on much more complex hardware, allowing for compatible updates to be developed from a variety of computer types, provided that they can all connect via the internet.</text:p>
      <text:p text:style-name="P39"><text:span text:style-name="T25"><text:tab/>Though school servers provided great potential for implementation of Open Badges, there were several complications and limitations that we had previously overlooked. Few OLPC deployments are in places where internet is widespread, or even in existence at all.</text:span><text:span text:style-name="T26"><text:note text:id="ftn18" text:note-class="footnote"><text:note-citation>19</text:note-citation><text:note-body><text:list xml:id="list2114527125" text:continue-numbering="true" text:style-name="L1"><text:list-item><text:p text:style-name="P27">“<text:span text:style-name="T35">One Laptop Per Child mission”</text:span></text:p></text:list-item></text:list></text:note-body></text:note></text:span><text:span text:style-name="T25"> The XO laptops can connect to each other, and provide a chain of connections over great distances, but if there is no internet at all, much connectivity is lost. Many classes with XO laptops exist in remote locations, schools that regularly meet outside, or even have no electricity at all. There are many XOs that at night are the brightest things in their owner’s homes.</text:span><text:span text:style-name="T26"><text:note text:id="ftn19" text:note-class="footnote"><text:note-citation>20</text:note-citation><text:note-body><text:list xml:id="list1352298628" text:continue-numbering="true" text:style-name="L1"><text:list-item><text:p text:style-name="P29"><text:span text:style-name="T35">ibid.</text:span></text:p></text:list-item></text:list></text:note-body></text:note></text:span><text:span text:style-name="T25"> These laptops are often </text:span><text:soft-page-break/><text:span text:style-name="T25">deployed in the mountains, deserts, and jungles of the world, limiting possible connectivity. Also, the most recent release of the school server software, released June 6th, 2013, proved to be unstable, and attempts at setting up a network via were very difficult due to restrictions of the internet at our lab in RIT. The internet we were using, while very powerful and efficient, de-authenticated any attempt to create a secondary network branching off from their connectivity, preventing the XO laptops from completely communicating with each other.</text:span></text:p>
      <text:p text:style-name="P23"/>
      <text:p text:style-name="P12">Playtesting</text:p>
      <text:p text:style-name="P8"><text:bookmark text:name="docs-internal-guid-62812c32-69af-f5b6-14d2-d6e45f217d85"/><text:tab/>We playtested the software Lemonade Stand twice, once ourselves, and a second time with children of the desired age group. During the first round of playtesting we were just trying to understand the current state that the game was in after Lemonade Stand was last worked on. What we found was there were a lot of planned features that were in the code but never fully implemented. There was code to set up so that there could be four different levels of difficulty to the game. However there was no way to change the difficulty. <text:span text:style-name="T32">Code had been created </text:span>to have different ingredients and recipes but <text:span text:style-name="T32">it was not fully implemented</text:span>. After a few <text:span text:style-name="T32">hour</text:span>s of playing we found the game was far too easy, with a few of us able to be earning trillions of dollars a round after only a few minutes into playing, and in a sore need for some balancing of the difficulty.</text:p>
      <text:p text:style-name="P41"><text:span text:style-name="T14"><text:tab/>Shortly after the first round of playtesting we were offered the opportunity to let children that were in the intended age range of the game play the game so we could get some user testing on the game so we could get additional information on areas that needed improvement in Lemonade Stand. This user testing proved very helpful as it revealed some of the problem areas that we missed when we did a playtest ourselves. Lemonade Stand proved to be extremely confusing to the kids. With the way the information was being presented to the children we noticed how overwhelmed they seemed by the giant blocks of nothing but text. The children seemed to have trouble understanding that when they bought the supplies in the game they were not buying individual ingredients but instead were buying packs of multiple ingredients. This caused the children to spend all their money on sugar thinking they need about ten or so but not realizing they were actually </text:span><text:span text:style-name="T15">purchasing</text:span><text:span text:style-name="T14"> </text:span><text:span text:style-name="T15">five hundred units of</text:span><text:span text:style-name="T14"> sugar. While playing the game the children often didn’t know what to do and would turn to us asking what to do next.</text:span></text:p>
      <text:p text:style-name="P12">Implementation / Improvements</text:p>
      <text:p text:style-name="P24"><text:bookmark text:name="docs-internal-guid-62812c32-69b0-74ea-199e-80cfe4720d09"/><text:tab/>We mapped out a series of additions to the game, both to make it more child-friendly and easier to play. The first thing that we had to change was a complete reworking of the user interface. We learned that all that text was way too overwhelming for the children. <text:span text:style-name="T32">The children would not be able to focus enough on reading the large groups of text and would give up on the game</text:span>. So we broke up all the different portions of the information into different pages to break up the <text:span text:style-name="T32">large</text:span> blocks of text. Then we replaced as much of the text with bright colorful images as we could to make the user interface as attractive to the kids as possible. <text:span text:style-name="T32">T</text:span>he <text:span text:style-name="T32">next </text:span>thing we worked on was to create a menu so that the player could select between multiple game modes and choose their difficulty. <text:span text:style-name="T32">As an addition to </text:span>select<text:span text:style-name="T32">ing</text:span> different game modes, <text:span text:style-name="T32">we </text:span>include<text:span text:style-name="T32">d</text:span> a challenge mode with end conditions. <text:span text:style-name="T33">We also added in a decent amount of localization, allowing for the item sold at the stand to be customized and for the game to be translatable; lemonade and English are not used worldwide.</text:span></text:p>
      <text:p text:style-name="P24"><text:tab/><text:span text:style-name="T32">The defining differences within the game difficulties would need to be set in order to adequately balance the game.</text:span> The first balance fix was to have some of the events scale with the amount of supplies <text:span text:style-name="T32">available </text:span>so that the events were still potent late into the game. A reputation system was also implemented to limit how many cups the child could sell based on how well they sold previously; <text:span text:style-name="T32">this</text:span> slow<text:span text:style-name="T32">ed</text:span> how fast they c<text:span text:style-name="T32">ould</text:span> sell the lemonade and <text:span text:style-name="T32">provided another </text:span>goal for a badge. Using the numerical values of all the elements of the game, complex equations were used to make sure the difficulties were balanced and each difficulty was scaled properly. To make it less confusing the ingredients were no longer being sold in <text:span text:style-name="T32">bulk</text:span>. All of the existing code and changes were made more stable so that the code for including more ingredients could be used. The code for different recipes was finished and fully implemented, but <text:span text:style-name="T32">we did not have </text:span><text:soft-page-break/><text:span text:style-name="T32">enough time to design </text:span>a<text:span text:style-name="T32"> decent </text:span>graphical interface to select the recipes; <text:span text:style-name="T32">this section of code</text:span> was then commented out for future teams to finish. </text:p>
      <text:p text:style-name="P18"><text:tab/>Sash was created as a way for children, the users, to view all of the badges that they have earned from Lemonade Stand and now, from other Sugar activities such as SkyTime. Lemonade Stand creates a datastore object which is used to store all of the information about badges as well as a useful piece of metadata that determines whether or not the activity uses badges or not. This piece of metadata is labeled ‘has_badges’ and every datastore object that is queried is checked to see if this field ‘has_badges’ is set to True and if so, this datastore object is added to a list of datastore objects that need to be checked for badges that <text:span text:style-name="T33">a</text:span>re awarded.</text:p>
      <text:p text:style-name="P20">After Sash has created this <text:span text:style-name="T33">queried</text:span> list of activities that have the ability to award badges, each datastore object is read and <text:span text:style-name="T33">gives </text:span>out all of the info about each badge that was awarded from that specific activity. When an activity that uses badges is launched for the first time, the activity creates a “symlink” at local and general locations that Sash can read from. This symlink is created so that Sash can read from a general location th<text:span text:style-name="T33">at</text:span> references each activity’s directory or folder of badge images. With all the names of the badges that were earned and the <text:span text:style-name="T33">s</text:span>ymlink to a directory of badge images, Sash can easily hook up the two and display the images of only badges that have been awarded by the activity and are present within the datastore object. After the badge is display<text:span text:style-name="T33">ed</text:span>, Sash also uses the rest of the badge’s metadata, such as the timestamp of when the badge was awarded and what activity the badge was awarded from, and <text:span text:style-name="T33">stores</text:span> this info <text:span text:style-name="T33">as text that visible only when </text:span>when you hover <text:span text:style-name="T33">the mouse</text:span> over the badge<text:span text:style-name="T33">'s image in the Sash activity</text:span>.</text:p>
      <text:p text:style-name="P20">Sash currently only has a few <text:span text:style-name="T33">functions, all of</text:span> which are different types of sorting. The program is able to sort all of the badges that the user has earned by name <text:span text:style-name="T33">of badge, activity, and </text:span><text:soft-page-break/><text:span text:style-name="T33">requirements by which </text:span>the badge was awarded. All of these options default to ascending order but <text:span text:style-name="T33">are reversible within the activity.</text:span></text:p>
      <text:p text:style-name="P20"><text:span text:style-name="T33">Future work with this project includes </text:span>Sash<text:span text:style-name="T33">'s badges being synced with the </text:span>Mozilla backpack, where, <text:span text:style-name="T33">as mentioned earlier,</text:span> children can display the<text:span text:style-name="T33">ir earned</text:span> badges on the internet rather than just their local XO laptop. We also plan on changing around the <text:span text:style-name="T33">user interface</text:span> so it has a better feel and look to it rather than just a plain white background.</text:p>
      <text:p text:style-name="P5"/>
      <text:p text:style-name="P14"><text:span text:style-name="T24">Discussion within the community</text:span><text:span text:style-name="T22"><text:tab/></text:span></text:p>
      <text:p text:style-name="P25"><text:bookmark text:name="docs-internal-guid-62812c32-69b0-bb76-f005-6c3cb3de4f1f"/><text:tab/>Mozilla published a paper covering the importance of badges in a diverging digital age, <text:span text:style-name="T33">focusing on</text:span> the effort to expand Open Badges or how <text:span text:style-name="T33">users may </text:span>benefit from the recognition and fulfillment the entire system has to offer. The report <text:span text:style-name="T34">gives </text:span>examples of <text:span text:style-name="T34">four</text:span> <text:span text:style-name="T34">people</text:span> showing a wide variety of ways badges can benefit <text:span text:style-name="T34">them</text:span>, organizations, and communities. Many high schools follow a rigid structure that does not allow for most students to demonstrate skills acquired from extracurricular activities such as robotics and film-making.<text:span text:style-name="T1"><text:note text:id="ftn20" text:note-class="footnote"><text:note-citation>21</text:note-citation><text:note-body><text:list xml:id="list1917475482" text:continue-numbering="true" text:style-name="L1"><text:list-item><text:p text:style-name="P28">The Mozilla Foundation and Peer 2 Peer University in collaboration with The MacArthur Foundation, “Open Badges for Lifelong Learning: Exploring an open badge ecosystem to support skill development and lifelong learning for real results such as jobs and advancement,” <text:span text:style-name="T34">p</text:span>aper presented on the Mozilla Open Badges Wiki, https://wiki.mozilla.org/images/5/59/OpenBadges-Working-Paper_012312.pdf, 15:11 August 27, 2012.</text:p></text:list-item></text:list></text:note-body></text:note></text:span> Certain skills, such as programming, can often be self-taught or applied for many years without having something to show for it other than an occasionally redundant college degree.<text:span text:style-name="T1"><text:note text:id="ftn21" text:note-class="footnote"><text:note-citation>22</text:note-citation><text:note-body><text:list xml:id="list240129750" text:continue-numbering="true" text:style-name="L1"><text:list-item><text:p text:style-name="P28"><text:span text:style-name="T34">ibid.</text:span></text:p></text:list-item></text:list></text:note-body></text:note></text:span> When an artist who owns few of her works plans on moving, she can find it very difficult to carry over the level of respect and support gradually earned from her city community.<text:span text:style-name="T1"><text:note text:id="ftn22" text:note-class="footnote"><text:note-citation>23</text:note-citation><text:note-body><text:list xml:id="list1323710342" text:continue-numbering="true" text:style-name="L1"><text:list-item><text:p text:style-name="P28"><text:span text:style-name="T34">ibid.</text:span></text:p></text:list-item></text:list></text:note-body></text:note></text:span> A middle-aged worker who needs to find a new job can often find himself unable to demonstrate the skills needed in a workforce that has greatly changed since he entered it.<text:span text:style-name="T1"><text:note text:id="ftn23" text:note-class="footnote"><text:note-citation>24</text:note-citation><text:note-body><text:list xml:id="list673394175" text:continue-numbering="true" text:style-name="L1"><text:list-item><text:p text:style-name="P28"><text:span text:style-name="T34">ibid.</text:span></text:p></text:list-item></text:list></text:note-body></text:note></text:span> Regardless of which situation one may find themselves in, the Mozilla Open Badges project was made to help them get out of it. The Badge framework allows for multiple levels of badges in a plethora of fields represented by many companies to coexist, with more respectable badges only able to be earned by a professional aptitude testing <text:soft-page-break/>system.<text:span text:style-name="T1"><text:note text:id="ftn24" text:note-class="footnote"><text:note-citation>25</text:note-citation><text:note-body><text:list xml:id="list445948390" text:continue-numbering="true" text:style-name="L1"><text:list-item><text:p text:style-name="P28"><text:span text:style-name="T34">ibid.</text:span></text:p></text:list-item></text:list></text:note-body></text:note></text:span> Also, lower level badges can represent one's interest or entry-level status in a field in a way that wouldn't otherwise be able to be represented in a professional standard.</text:p>
      <text:p text:style-name="P16"><text:span text:style-name="T25"><text:tab/>This research project opens a path to a fifth kind of potential badge earner; the third-world student who has dedicated her time to learning and truly understanding the technology given her through the One Laptop Per Child program. All the students in Peru, Uruguay, Mongolia, and Ethiopia deserve the right to represent what they have learned in a capacity equal </text:span><text:span text:style-name="T25">to anyone else. With the ever-expanding internet and global workforce, potential offices can exist in more locations worldwide than ever before. Every XO laptop deployed to a student grants them the access to be a part of an increasingly digital age. This access is granted through the educational software contained within each laptop and the learning capabilities that come with it. XO laptops can equalize the level of education provided in countries around the world, and when combined with badges can allow for all employees the world over to have recognition for what they have accomplished. Just as there is no reason to deny the level of one country's education to another, there should be equal career opportunities between all countries as well.</text:span></text:p>
      <text:p text:style-name="P9"/>
      <text:p text:style-name="P42">Bibliography</text:p>
      <text:p text:style-name="P18">Sources:</text:p>
      <text:list xml:id="list137875264" text:continue-numbering="true" text:style-name="L1">
        <text:list-item>
          <text:p text:style-name="P35"><text:span text:style-name="T16">Digital Media and Learning Competition. “</text:span><text:span text:style-name="T30">President Clinton Announces Commitment to Create New Pathways to College and Career Success Through Open Badges.</text:span><text:span text:style-name="T16">” </text:span><text:span text:style-name="T18">Hastac, </text:span><text:span text:style-name="T17">June 6</text:span><text:span text:style-name="T19">th</text:span><text:span text:style-name="T17">, 2013, accessed July 7</text:span><text:span text:style-name="T19">th</text:span><text:span text:style-name="T17">, 2013. www.hastac.org/news/president-clinton-announces-commitment-create-new-pathways-college-and-career-success-through-o.</text:span></text:p>
        </text:list-item>
        <text:list-item>
          <text:p text:style-name="P31">The Mozilla Foundation and Peer 2 Peer University in collaboration with The MacArthur Foundation. “Open Badges for Lifelong Learning: Exploring an open badge ecosystem to support skill development and lifelong learning for real results such as jobs and advancement.” Paper presented on the Mozilla Open Badges Wiki, https://wiki.mozilla.org/images/5/59/OpenBadges-Working-Paper_012312.pdf, 15:11 August 27, 2012.</text:p>
        </text:list-item>
        <text:list-item>
          <text:p text:style-name="P32"><text:span text:style-name="T27">Walter Bender. </text:span><text:span text:style-name="T28">ep - musing about things to think with</text:span><text:span text:style-name="T27">. walterbender.org.</text:span></text:p>
        </text:list-item>
        <text:list-item>
          <text:p text:style-name="P33">“<text:span text:style-name="T25">About HASTAC.” last modified July 10, 2012. www.hastac.org/about.</text:span></text:p>
        </text:list-item>
        <text:list-item>
          <text:p text:style-name="P33">“<text:span text:style-name="T25">About the Macarthur Foundation.” http://www.macfound.org/about/.</text:span></text:p>
        </text:list-item>
        <text:list-item>
          <text:p text:style-name="P33">“<text:span text:style-name="T25">Lemonade Stand Wiki.” Last Modified 13:48 August 12, 2011. http://wiki.sugarlabs.org/go/Lemonade_Stand.</text:span></text:p>
        </text:list-item>
        <text:list-item>
          <text:p text:style-name="P33">“<text:span text:style-name="T25">Mozilla Open Badges Backpack.” last modified April 4, 2012. https://backpack.openbadges.org/backpack/login.</text:span></text:p>
        </text:list-item>
        <text:list-item>
          <text:p text:style-name="P33">“<text:span text:style-name="T25">Mozilla Open Badges wiki.” last modified 13:14 August 8, 2013. https://wiki.mozilla.org/Badges.</text:span></text:p>
        </text:list-item>
        <text:list-item>
          <text:p text:style-name="P33">“<text:span text:style-name="T25">One Laptop Per Child mission.” http://one.laptop.org/about/mission.</text:span></text:p>
        </text:list-item>
        <text:list-item>
          <text:p text:style-name="P33">“<text:span text:style-name="T25">One Laptop Per Child Wiki.” last modified 23:40 August 8, 2013. </text:span><text:soft-page-break/><text:span text:style-name="T25">http://wiki.laptop.org/go/The_OLPC_Wiki</text:span></text:p>
        </text:list-item>
        <text:list-item>
          <text:p text:style-name="P34">“<text:span text:style-name="T25">Sugar Labs Wiki.” Last Modified 08:17 June 15, 2013. http://wiki.sugarlabs.org/go/Welcome_to_the_Sugar_Labs_wiki.</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Ellis</meta:initial-creator>
    <meta:creation-date>2013-08-06T10:20:52</meta:creation-date>
    <dc:date>2013-08-10T19:09:48</dc:date>
    <dc:creator>Fernando Ellis</dc:creator>
    <meta:editing-duration>P1DT3H28M29S</meta:editing-duration>
    <meta:editing-cycles>23</meta:editing-cycles>
    <meta:generator>LibreOffice/3.6$Linux_X86_64 LibreOffice_project/360m1$Build-2</meta:generator>
    <meta:document-statistic meta:table-count="0" meta:image-count="1" meta:object-count="0" meta:page-count="19" meta:paragraph-count="70" meta:word-count="4004" meta:character-count="24761" meta:non-whitespace-character-count="20863"/>
  </office:meta>
</office:document-meta>
</file>